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65.76pt"/>
    </style:style>
    <style:style style:name="co2" style:family="table-column">
      <style:table-column-properties fo:break-before="auto" style:column-width="147.91pt"/>
    </style:style>
    <style:style style:name="co3" style:family="table-column">
      <style:table-column-properties fo:break-before="auto" style:column-width="157.29pt"/>
    </style:style>
    <style:style style:name="co4" style:family="table-column">
      <style:table-column-properties fo:break-before="auto" style:column-width="43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print1_20_Data">
      <style:table-properties table:display="true" style:writing-mode="lr-tb"/>
    </style:style>
    <style:style style:name="ta2" style:family="table" style:master-page-name="PageStyle_5f_Cha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39">
      <style:table-cell-properties style:rotation-align="none"/>
    </style:style>
    <style:style style:name="ce3" style:family="table-cell" style:parent-style-name="Default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print1 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eal Story Points Remaining</text:p>
          </table:table-cell>
          <table:table-cell table:style-name="ce1" office:value-type="string" calcext:value-type="string">
            <text:p>Actual Story Points Remaining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9" calcext:value-type="date">
            <text:p>Jul 29, 17</text:p>
          </table:table-cell>
          <table:table-cell office:value-type="float" office:value="17.5" calcext:value-type="float">
            <text:p>17.5</text:p>
          </table:table-cell>
          <table:table-cell office:value-type="float" office:value="26.5" calcext:value-type="float">
            <text:p>26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30" calcext:value-type="date">
            <text:p>Jul 30, 17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7-31" calcext:value-type="date">
            <text:p>Jul 31, 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" table:style-name="ta2">
        <office:forms form:automatic-focus="false" form:apply-design-mode="false"/>
        <table:table-column table:style-name="co1" table:number-columns-repeated="3" table:default-cell-style-name="ce3"/>
        <table:table-column table:style-name="co4" table:default-cell-style-name="ce3"/>
        <table:table-column table:style-name="co5" table:visibility="collapse" table:default-cell-style-name="ce3"/>
        <table:table-column table:style-name="co1" table:number-columns-repeated="1019" table:default-cell-style-name="ce3"/>
        <table:table-row table:style-name="ro1">
          <table:table-cell>
            <draw:frame table:end-cell-address="Chart.I23" table:end-x="2.1pt" table:end-y="9.61pt" draw:z-index="0" draw:style-name="gr1" draw:text-style-name="P1" svg:width="439.23pt" svg:height="291.2pt" svg:x="0.4pt" svg:y="0pt">
              <loext:p draw:notify-on-update-of-ranges="'Sprint1 Data'.A2:'Sprint1 Data'.A8 'Sprint1 Data'.C1:'Sprint1 Data'.C1 'Sprint1 Data'.C2:'Sprint1 Data'.C8 'Sprint1 Data'.B1:'Sprint1 Data'.B1 'Sprint1 Data'.B2:'Sprint1 Data'.B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 style:data-style-name="N2" text:time-value="07:12:57.227788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t" style:display-name="PageStyle_Cha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1_20_Data" style:display-name="PageStyle_Sprint1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9:17:23</meta:creation-date>
    <dc:language>en-US</dc:language>
    <dc:date>2017-07-29T08:17:42.699700856</dc:date>
    <meta:editing-cycles>7</meta:editing-cycles>
    <meta:editing-duration>PT51M2S</meta:editing-duration>
    <meta:generator>LibreOffice/5.1.6.2$Linux_X86_64 LibreOffice_project/10m0$Build-2</meta:generator>
    <meta:document-statistic meta:table-count="2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9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6699cc" draw:fill-color="#6699cc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102cm" svg:stroke-color="#ff8080" draw:fill-color="#ff808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496cm" svg:height="10.274cm" xlink:href=".." xlink:type="simple" chart:class="chart:line" chart:column-mapping="1 0" chart:style-name="ch1">
        <chart:title svg:x="5.87cm" svg:y="0.341cm" chart:style-name="ch2">
          <text:p>Burndown Chart: 
Sprint 1
</text:p>
        </chart:title>
        <chart:legend chart:legend-position="end" svg:x="9.597cm" svg:y="4.158cm" style:legend-expansion="high" chart:style-name="ch3"/>
        <chart:plot-area chart:style-name="ch4" table:cell-range-address="'Sprint1 Data'.A1:'Sprint1 Data'.C8" chart:data-source-has-labels="both" svg:x="1.337cm" svg:y="2.397cm" svg:width="7.951cm" svg:height="6.674cm">
          <chartooo:coordinate-region svg:x="1.975cm" svg:y="2.605cm" svg:width="7.313cm" svg:height="5.802cm"/>
          <chart:axis chart:dimension="x" chart:name="primary-x" chart:style-name="ch5" chartooo:axis-type="auto">
            <chartooo:date-scale/>
            <chart:title svg:x="4.951cm" svg:y="9.277cm" chart:style-name="ch6">
              <text:p>Day</text:p>
            </chart:title>
            <chart:categories table:cell-range-address="'Sprint1 Data'.A2:'Sprint1 Data'.A8"/>
            <chart:grid chart:style-name="ch7" chart:class="major"/>
          </chart:axis>
          <chart:axis chart:dimension="y" chart:name="primary-y" chart:style-name="ch8">
            <chart:title svg:x="0.451cm" svg:y="6.689cm" chart:style-name="ch9">
              <text:p>StoryPoints </text:p>
            </chart:title>
            <chart:grid chart:style-name="ch7" chart:class="major"/>
          </chart:axis>
          <chart:series chart:style-name="ch10" chart:values-cell-range-address="'Sprint1 Data'.C2:'Sprint1 Data'.C8" chart:label-cell-address="'Sprint1 Data'.C1:'Sprint1 Data'.C1" chart:class="chart:line">
            <chart:data-point chart:repeated="7"/>
          </chart:series>
          <chart:series chart:style-name="ch11" chart:values-cell-range-address="'Sprint1 Data'.B2:'Sprint1 Data'.B8" chart:label-cell-address="'Sprint1 Data'.B1:'Sprint1 Data'.B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Story Points Remaining</text:p>
                <draw:g>
                  <svg:desc>'Sprint1 Data'.C1:'Sprint1 Data'.C1</svg:desc>
                </draw:g>
              </table:table-cell>
              <table:table-cell office:value-type="string">
                <text:p>Ideal Story Points Remaining</text:p>
                <draw:g>
                  <svg:desc>'Sprint1 Data'.B1:'Sprint1 Data'.B1</svg:desc>
                </draw:g>
              </table:table-cell>
            </table:table-row>
          </table:table-header-rows>
          <table:table-rows>
            <table:table-row>
              <table:table-cell office:value-type="float" office:value="42945">
                <text:p>42945</text:p>
                <draw:g>
                  <svg:desc>'Sprint1 Data'.A2:'Sprint1 Data'.A8</svg:desc>
                </draw:g>
              </table:table-cell>
              <table:table-cell office:value-type="float" office:value="26.5">
                <text:p>26.5</text:p>
                <draw:g>
                  <svg:desc>'Sprint1 Data'.C2:'Sprint1 Data'.C8</svg:desc>
                </draw:g>
              </table:table-cell>
              <table:table-cell office:value-type="float" office:value="17.5">
                <text:p>17.5</text:p>
                <draw:g>
                  <svg:desc>'Sprint1 Data'.B2:'Sprint1 Data'.B8</svg:desc>
                </draw:g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